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Preformatted_20_Text">
      <style:text-properties fo:background-color="#000000"/>
    </style:style>
    <style:style style:name="P3" style:family="paragraph" style:parent-style-name="Preformatted_20_Text">
      <style:paragraph-properties fo:margin-top="0in" fo:margin-bottom="0.1965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croll_holder">
        <text:section text:style-name="Sect1" text:name="cont">
          <text:p text:style-name="Preformatted_20_Text">D C G D then</text:p>
          <text:p text:style-name="Preformatted_20_Text"/>
          <text:p text:style-name="Preformatted_20_Text">Individual notes for Sitar effect:</text:p>
          <text:p text:style-name="Preformatted_20_Text"/>
          <text:p text:style-name="Preformatted_20_Text">B|--------------------------|</text:p>
          <text:p text:style-name="Preformatted_20_Text">G|-2-4-2-0-----0------0-----|</text:p>
          <text:p text:style-name="Preformatted_20_Text">D|---------4-2---4-0--------|</text:p>
          <text:p text:style-name="Preformatted_20_Text">A|------------------3--2-0--|</text:p>
          <text:p text:style-name="Preformatted_20_Text">E|--------------------------| </text:p>
          <text:p text:style-name="Preformatted_20_Text"/>
          <text:p text:style-name="Preformatted_20_Text">D <text:s text:c="34"/>C <text:s text:c="7"/>G <text:s text:c="2"/>D</text:p>
          <text:p text:style-name="Preformatted_20_Text">I once had a girl, or should I say, she once had me</text:p>
          <text:p text:style-name="Preformatted_20_Text">D <text:s text:c="37"/>C <text:s text:c="3"/>G <text:s text:c="3"/>D</text:p>
          <text:p text:style-name="Preformatted_20_Text">She showed me her room, isn't it good, Norwegian wood</text:p>
          <text:p text:style-name="Preformatted_20_Text"/>
          <text:p text:style-name="Preformatted_20_Text"><text:s text:c="4"/>Dm <text:s text:c="40"/>G</text:p>
          <text:p text:style-name="Preformatted_20_Text">She asked me to stay and she told me to sit anywhere</text:p>
          <text:p text:style-name="Preformatted_20_Text"><text:s text:c="3"/>Dm <text:s text:c="42"/>Em <text:s text:c="2"/>A</text:p>
          <text:p text:style-name="Preformatted_20_Text">So I looked around and I noticed there wasn't a chair</text:p>
          <text:p text:style-name="Preformatted_20_Text"><text:s/></text:p>
          <text:p text:style-name="Preformatted_20_Text">D <text:s text:c="30"/>C <text:s text:c="7"/>G <text:s text:c="2"/>D</text:p>
          <text:p text:style-name="Preformatted_20_Text">I sat on a rug, biding my time, drinking her wine</text:p>
          <text:p text:style-name="Preformatted_20_Text">D <text:s text:c="38"/>C <text:s text:c="8"/>G <text:s text:c="2"/>D</text:p>
          <text:p text:style-name="Preformatted_20_Text">We talked until two, and then she said, it's time for bed</text:p>
          <text:p text:style-name="Preformatted_20_Text"/>
          <text:p text:style-name="Preformatted_20_Text">Individual notes:</text:p>
          <text:p text:style-name="Preformatted_20_Text">B|--------------------------|</text:p>
          <text:p text:style-name="Preformatted_20_Text">G|-2-4-2-0-----0------0-----|</text:p>
          <text:p text:style-name="Preformatted_20_Text">D|---------4-2---4-0--------|</text:p>
          <text:p text:style-name="Preformatted_20_Text">A|------------------3--2-0--|</text:p>
          <text:p text:style-name="Preformatted_20_Text">E|--------------------------| 2x</text:p>
          <text:p text:style-name="Preformatted_20_Text"/>
          <text:p text:style-name="Preformatted_20_Text"><text:s text:c="4"/>Dm <text:s text:c="46"/>G</text:p>
          <text:p text:style-name="Preformatted_20_Text">She told me she worked in the morning and started to laugh</text:p>
          <text:p text:style-name="Preformatted_20_Text"><text:s text:c="2"/>Dm <text:s text:c="47"/>Em <text:s text:c="2"/>A</text:p>
          <text:p text:style-name="Preformatted_20_Text">I told her I didn't and crawled off to sleep in the bath</text:p>
          <text:p text:style-name="Preformatted_20_Text"/>
          <text:p text:style-name="Preformatted_20_Text">D <text:s text:c="29"/>C <text:s text:c="8"/>G <text:s text:c="2"/>D</text:p>
          <text:p text:style-name="Preformatted_20_Text">And when I awoke, I was alone, this bird had flown</text:p>
          <text:p text:style-name="Preformatted_20_Text">D <text:s text:c="31"/>C <text:s text:c="3"/>G <text:s text:c="3"/>D</text:p>
          <text:p text:style-name="Preformatted_20_Text">So, I lit a fire, isn't it good, Norwegian wood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1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898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orwegian Wood <text:s/>- Beatles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31:32.25</meta:creation-date>
    <meta:document-statistic meta:table-count="0" meta:image-count="0" meta:object-count="0" meta:page-count="1" meta:paragraph-count="35" meta:word-count="198" meta:character-count="1414"/>
    <dc:date>2013-03-11T19:36:27.12</dc:date>
    <meta:editing-duration>PT4M54S</meta:editing-duration>
    <meta:editing-cycles>1</meta:editing-cycles>
    <meta:generator>OpenOffice.org/3.4.1$Win32 OpenOffice.org_project/341m1$Build-9593</meta:generator>
  </office:meta>
</office:document-meta>
</file>